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Statistic.CountStatistic( String nam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Statistic.setCount( long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Statistic.subtract( long am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untStatistic.appendFieldDescription( String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untStatistic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Statistic.setParent( CountStatistic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Statistic.getPeri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untStatistic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Statistic.CountStatistic( CountStatistic parent , String nam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Statistic.decr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untStatistic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Statistic.add( long am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untStatistic.incr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untStatistic.getFrequ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untStatistic.CountStatistic( String name , String unit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